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3cm" svg:height="1cm" svg:x="16cm" svg:y="6.5cm">
          <text:p text:style-name="P1">SDRA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16cm" svg:y="8.5cm">
          <text:p text:style-name="P1">GP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5cm" svg:y="6cm">
          <text:p text:style-name="P1">KEY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5cm" svg:y="7.5cm">
          <text:p text:style-name="P1">MOU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5cm" svg:y="9cm">
          <text:p text:style-name="P1">SD/MM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4cm" svg:x="9cm" svg:y="6cm">
          <draw:glue-point draw:id="4" svg:x="-5cm" svg:y="-3.666cm"/>
          <draw:glue-point draw:id="5" svg:x="-5cm" svg:y="-1.666cm"/>
          <draw:glue-point draw:id="6" svg:x="-5cm" svg:y="1cm"/>
          <draw:glue-point draw:id="7" svg:x="-5cm" svg:y="1cm"/>
          <draw:glue-point draw:id="8" svg:x="-5cm" svg:y="3.666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4cm" svg:x="14.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10.5cm" svg:y="6.5cm">
          <text:p text:style-name="P1">T8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10.5cm" svg:y="8.5cm">
          <text:p text:style-name="P1">DMA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cm" svg:y1="6.5cm" svg:x2="9cm" svg:y2="6.5cm">
          <text:p/>
        </draw:line>
        <draw:line draw:style-name="gr3" draw:text-style-name="P1" draw:layer="layout" svg:x1="8cm" svg:y1="8cm" svg:x2="9cm" svg:y2="8cm">
          <text:p/>
        </draw:line>
        <draw:line draw:style-name="gr4" draw:text-style-name="P1" draw:layer="layout" svg:x1="8cm" svg:y1="9.5cm" svg:x2="9cm" svg:y2="9.5cm">
          <text:p/>
        </draw:line>
        <draw:line draw:style-name="gr4" draw:text-style-name="P1" draw:layer="layout" svg:x1="15cm" svg:y1="7cm" svg:x2="16cm" svg:y2="7cm">
          <text:p/>
        </draw:line>
        <draw:line draw:style-name="gr4" draw:text-style-name="P1" draw:layer="layout" svg:x1="15cm" svg:y1="9cm" svg:x2="16cm" svg:y2="9cm">
          <text:p/>
        </draw:line>
        <draw:line draw:style-name="gr4" draw:text-style-name="P1" draw:layer="layout" svg:x1="9.5cm" svg:y1="9cm" svg:x2="10.5cm" svg:y2="9cm">
          <text:p/>
        </draw:line>
        <draw:line draw:style-name="gr4" draw:text-style-name="P1" draw:layer="layout" svg:x1="9.5cm" svg:y1="7cm" svg:x2="10.5cm" svg:y2="7cm">
          <text:p/>
        </draw:line>
        <draw:line draw:style-name="gr4" draw:text-style-name="P1" draw:layer="layout" svg:x1="13.5cm" svg:y1="7cm" svg:x2="14.5cm" svg:y2="7cm">
          <text:p/>
        </draw:line>
        <draw:line draw:style-name="gr4" draw:text-style-name="P1" draw:layer="layout" svg:x1="13.5cm" svg:y1="9cm" svg:x2="14.5cm" svg:y2="9cm">
          <text:p/>
        </draw:line>
        <draw:frame draw:style-name="gr5" draw:layer="layout" svg:width="2.623cm" svg:height="0.963cm" svg:x="8cm" svg:y="5cm">
          <draw:text-box>
            <text:p>I/O Bus</text:p>
          </draw:text-box>
        </draw:frame>
        <draw:frame draw:style-name="gr5" draw:layer="layout" svg:width="4.054cm" svg:height="0.963cm" svg:x="12.946cm" svg:y="5cm">
          <draw:text-box>
            <text:p>Memory B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etr Šimon</meta:initial-creator>
    <meta:creation-date>2012-03-17T12:57:29</meta:creation-date>
    <dc:date>2012-04-08T14:10:11.35</dc:date>
    <dc:creator>Petr Šimon</dc:creator>
    <meta:editing-duration>PT10M39S</meta:editing-duration>
    <meta:editing-cycles>2</meta:editing-cycles>
    <meta:generator>OpenOffice.org/3.3$Win32 OpenOffice.org_project/330m20$Build-9567</meta:generator>
    <meta:document-statistic meta:object-count="20"/>
  </office:meta>
</office:document-meta>
</file>